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2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007cm" draw:marker-end-width="0.007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left" draw:textarea-vertical-align="top" draw:auto-grow-height="false" fo:padding-top="-0.7cm" fo:padding-bottom="0.142cm" fo:padding-left="0.267cm" fo:padding-right="0.267cm"/>
    </style:style>
    <style:style style:name="gr4" style:family="graphic" style:parent-style-name="standard">
      <style:graphic-properties svg:stroke-width="0.025cm" svg:stroke-color="#000000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svg:stroke-color="#c0c0c0" draw:marker-end="Arrow" draw:marker-end-width="0.075cm" draw:fill="none" draw:fill-color="#ffffff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svg:stroke-color="#004586" draw:marker-end="Arrow" draw:marker-end-width="0.075cm" draw:fill="none" draw:fill-color="#ffffff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svg:stroke-color="#ff420e" draw:marker-end="Arrow" draw:marker-end-width="0.075cm" draw:fill="none" draw:fill-color="#ffffff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25cm" svg:stroke-color="#ffd320" draw:marker-end="Arrow" draw:marker-end-width="0.075cm" draw:fill="none" draw:fill-color="#ffffff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svg:stroke-color="#579d1c" draw:marker-end="Arrow" draw:marker-end-width="0.075cm" draw:fill="none" draw:fill-color="#ffffff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25cm" svg:stroke-color="#7e0021" draw:marker-end="Arrow" draw:marker-end-width="0.075cm" draw:fill="none" draw:fill-color="#ffffff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svg:stroke-width="0.025cm" svg:stroke-color="#c0c0c0" draw:fill="solid" draw:fill-color="#ffffff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svg:stroke-width="0.025cm" svg:stroke-color="#000000" draw:marker-end="Arrow" draw:marker-end-width="0.075cm" draw:fill="none" draw:fill-color="#ffffff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dash" draw:stroke-dash="Ultrafine_20_Dashed" svg:stroke-width="0.01cm" svg:stroke-color="#000000" draw:marker-start-width="0.178cm" draw:marker-end-width="0.178cm" draw:fill="none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14" style:family="graphic" style:parent-style-name="standard">
      <style:graphic-properties draw:stroke="none" draw:stroke-dash="Fine_20_Dotted" svg:stroke-width="0.025cm" svg:stroke-color="#000000" draw:fill="none" draw:fill-color="#ffffff" draw:textarea-horizontal-align="left" draw:auto-grow-height="true" draw:auto-grow-width="true" fo:min-height="0cm" fo:min-width="1.391cm" fo:padding-top="0.137cm" fo:padding-bottom="0.137cm" fo:padding-left="0.262cm" fo:padding-right="0.262cm"/>
    </style:style>
    <style:style style:name="gr15" style:family="graphic" style:parent-style-name="standard">
      <style:graphic-properties draw:stroke="none" draw:stroke-dash="Fine_20_Dotted" svg:stroke-width="0.025cm" svg:stroke-color="#000000" draw:fill="none" draw:fill-color="#ffffff" draw:textarea-horizontal-align="left" draw:auto-grow-height="true" draw:auto-grow-width="false" fo:min-height="0cm" fo:min-width="0.211cm" fo:padding-top="0.137cm" fo:padding-bottom="0.137cm" fo:padding-left="0.262cm" fo:padding-right="0.262cm"/>
    </style:style>
    <style:style style:name="gr16" style:family="graphic" style:parent-style-name="standard">
      <style:graphic-properties draw:stroke="none" draw:stroke-dash="Fine_20_Dotted" svg:stroke-width="0.025cm" svg:stroke-color="#000000" draw:fill="none" draw:fill-color="#ffffff" draw:textarea-horizontal-align="left" draw:auto-grow-height="true" draw:auto-grow-width="false" fo:min-height="0.399cm" fo:min-width="0.211cm" fo:padding-top="0.137cm" fo:padding-bottom="0.137cm" fo:padding-left="0.262cm" fo:padding-right="0.262cm"/>
    </style:style>
    <style:style style:name="gr17" style:family="graphic" style:parent-style-name="standard">
      <style:graphic-properties draw:stroke="dash" draw:stroke-dash="Ultrafine_20_Dashed" svg:stroke-width="0.01cm" svg:stroke-color="#000000" draw:marker-start-width="0.178cm" draw:marker-end-width="0.178cm" draw:fill="none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style:font-name="Arial1" fo:font-size="10pt" style:font-size-asian="10pt" style:font-size-complex="10pt"/>
    </style:style>
    <style:style style:name="P4" style:family="paragraph">
      <style:paragraph-properties fo:text-align="center"/>
      <style:text-properties fo:color="#004586"/>
    </style:style>
    <style:style style:name="P5" style:family="paragraph">
      <style:paragraph-properties fo:text-align="center"/>
      <style:text-properties fo:color="#004586" style:font-name="Courier 10 Pitch1" fo:font-size="10pt" style:font-size-asian="10pt" style:font-size-complex="10pt"/>
    </style:style>
    <style:style style:name="P6" style:family="paragraph">
      <style:paragraph-properties fo:text-align="center"/>
      <style:text-properties fo:color="#ff420e"/>
    </style:style>
    <style:style style:name="P7" style:family="paragraph">
      <style:paragraph-properties fo:text-align="center"/>
      <style:text-properties fo:color="#ff420e" style:font-name="Courier 10 Pitch1" fo:font-size="10pt" style:font-size-asian="10pt" style:font-size-complex="10pt"/>
    </style:style>
    <style:style style:name="P8" style:family="paragraph">
      <style:paragraph-properties fo:text-align="center"/>
      <style:text-properties fo:color="#ffd320"/>
    </style:style>
    <style:style style:name="P9" style:family="paragraph">
      <style:paragraph-properties fo:text-align="center"/>
      <style:text-properties fo:color="#ffd320" style:font-name="Courier 10 Pitch1" fo:font-size="10pt" style:font-size-asian="10pt" style:font-size-complex="10pt"/>
    </style:style>
    <style:style style:name="P10" style:family="paragraph">
      <style:paragraph-properties fo:text-align="center"/>
      <style:text-properties fo:color="#579d1c"/>
    </style:style>
    <style:style style:name="P11" style:family="paragraph">
      <style:paragraph-properties fo:text-align="center"/>
      <style:text-properties fo:color="#579d1c" style:font-name="Courier 10 Pitch1" fo:font-size="10pt" style:font-size-asian="10pt" style:font-size-complex="10pt"/>
    </style:style>
    <style:style style:name="P12" style:family="paragraph">
      <style:paragraph-properties fo:text-align="center"/>
      <style:text-properties fo:color="#7e0021"/>
    </style:style>
    <style:style style:name="P13" style:family="paragraph">
      <style:paragraph-properties fo:text-align="center"/>
      <style:text-properties fo:color="#7e0021" style:font-name="Courier 10 Pitch1" fo:font-size="10pt" style:font-size-asian="10pt" style:font-size-complex="10pt"/>
    </style:style>
    <style:style style:name="P14" style:family="paragraph">
      <style:paragraph-properties fo:text-align="center"/>
      <style:text-properties style:font-name="Courier 10 Pitch1" fo:font-size="10pt" style:font-size-asian="10pt" style:font-size-complex="10pt"/>
    </style:style>
    <style:style style:name="P15" style:family="paragraph">
      <style:paragraph-properties fo:text-align="center"/>
      <style:text-properties style:font-name="Arial1" fo:font-size="9pt" style:font-size-asian="9pt" style:font-size-complex="9pt"/>
    </style:style>
    <style:style style:name="P16" style:family="paragraph">
      <style:paragraph-properties fo:text-align="justify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fo:color="#004586" style:font-name="Courier 10 Pitch1" fo:font-size="10pt" style:font-size-asian="10pt" style:font-size-complex="10pt"/>
    </style:style>
    <style:style style:name="T4" style:family="text">
      <style:text-properties fo:color="#ff420e" style:font-name="Courier 10 Pitch1" fo:font-size="10pt" style:font-size-asian="10pt" style:font-size-complex="10pt"/>
    </style:style>
    <style:style style:name="T5" style:family="text">
      <style:text-properties fo:color="#ffd320" style:font-name="Courier 10 Pitch1" fo:font-size="10pt" style:font-size-asian="10pt" style:font-size-complex="10pt"/>
    </style:style>
    <style:style style:name="T6" style:family="text">
      <style:text-properties fo:color="#579d1c" style:font-name="Courier 10 Pitch1" fo:font-size="10pt" style:font-size-asian="10pt" style:font-size-complex="10pt"/>
    </style:style>
    <style:style style:name="T7" style:family="text">
      <style:text-properties fo:color="#7e0021" style:font-name="Courier 10 Pitch1" fo:font-size="10pt" style:font-size-asian="10pt" style:font-size-complex="10pt"/>
    </style:style>
    <style:style style:name="T8" style:family="text">
      <style:text-properties style:font-name="Arial1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9" draw:id="id9" draw:layer="layout" svg:width="1.905cm" svg:height="1.143cm" svg:x="12.041cm" svg:y="3.802cm">
          <draw:glue-point draw:id="8" svg:x="-1.013cm" svg:y="5.161cm" draw:escape-direction="down"/>
          <text:p text:style-name="P1"><text:span text:style-name="T1">STDOU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2" xml:id="id16" draw:id="id16" draw:layer="layout" svg:width="2.032cm" svg:height="1.143cm" svg:x="7.6cm" svg:y="3.757cm">
          <text:p text:style-name="P1"><text:span text:style-name="T1">ERROU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" draw:text-style-name="P3" xml:id="id4" draw:id="id4" draw:layer="layout" svg:width="1.27cm" svg:height="1.27cm" svg:x="2.316cm" svg:y="5.826cm">
          <text:p text:style-name="P1"><text:span text:style-name="T2">*.ba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1" draw:id="id1" draw:layer="layout" svg:width="1.27cm" svg:height="1.27cm" svg:x="2.316cm" svg:y="7.35cm">
          <text:p text:style-name="P1"><text:span text:style-name="T2">*.bi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14" draw:id="id14" draw:layer="layout" svg:width="1.27cm" svg:height="1.27cm" svg:x="4.675cm" svg:y="10.117cm">
          <text:p text:style-name="P1"><text:span text:style-name="T2">*.htm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12" draw:id="id12" draw:layer="layout" svg:width="1.27cm" svg:height="1.27cm" svg:x="6.426cm" svg:y="10.117cm">
          <text:p text:style-name="P1"><text:span text:style-name="T2">*.t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13" draw:id="id13" draw:layer="layout" svg:width="1.27cm" svg:height="1.27cm" svg:x="7.977cm" svg:y="10.117cm">
          <text:p text:style-name="P1"><text:span text:style-name="T2">*.xm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18" draw:id="id18" draw:layer="layout" svg:width="1.27cm" svg:height="1.27cm" svg:x="13.546cm" svg:y="5.48cm">
          <text:p text:style-name="P1"><text:span text:style-name="T2">*.c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10" draw:id="id10" draw:layer="layout" svg:width="1.27cm" svg:height="1.27cm" svg:x="13.562cm" svg:y="6.979cm">
          <text:p text:style-name="P1"><text:span text:style-name="T2">*.h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6" draw:id="id6" draw:layer="layout" svg:width="1.27cm" svg:height="1.016cm" svg:x="2.316cm" svg:y="9.128cm">
          <text:p text:style-name="P1"><text:span text:style-name="T2">Doxy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3" xml:id="id20" draw:id="id20" draw:layer="layout" svg:width="1.651cm" svg:height="1.016cm" svg:x="2.116cm" svg:y="4.302cm">
          <text:p text:style-name="P1"><text:span text:style-name="T2">STDI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3" xml:id="id11" draw:id="id11" draw:layer="layout" svg:width="1.27cm" svg:height="1.016cm" svg:x="10.4cm" svg:y="10.1cm">
          <text:p text:style-name="P1"><text:span text:style-name="T2">fb-doc</text:span></text:p>
          <text:p text:style-name="P1"><text:span text:style-name="T2">.lf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xml:id="id15" draw:id="id15" draw:layer="layout" svg:width="7.62cm" svg:height="3.175cm" svg:x="4.81cm" svg:y="5.572cm">
          <text:p text:style-name="P1">fb-doc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5" xml:id="id8" draw:id="id8" draw:layer="layout" svg:width="3.302cm" svg:height="0.635cm" svg:x="4.81cm" svg:y="5.572cm">
          <text:p text:style-name="P4"><text:span text:style-name="T3">--geany-m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xml:id="id3" draw:id="id3" draw:layer="layout" svg:width="3.302cm" svg:height="0.635cm" svg:x="4.81cm" svg:y="6.207cm">
          <text:p text:style-name="P6"><text:span text:style-name="T4">default m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9" xml:id="id2" draw:id="id2" draw:layer="layout" svg:width="3.302cm" svg:height="0.635cm" svg:x="4.81cm" svg:y="6.842cm">
          <draw:glue-point draw:id="8" svg:x="5cm" svg:y="-2.992cm"/>
          <draw:glue-point draw:id="9" svg:x="5cm" svg:y="3.007cm"/>
          <text:p text:style-name="P8"><text:span text:style-name="T5">--file-m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1" xml:id="id5" draw:id="id5" draw:layer="layout" svg:width="3.302cm" svg:height="0.635cm" svg:x="4.81cm" svg:y="7.477cm">
          <draw:glue-point draw:id="8" svg:x="-4.998cm" svg:y="3.007cm"/>
          <draw:glue-point draw:id="9" svg:x="-4.998cm" svg:y="-2.992cm" draw:escape-direction="left"/>
          <text:p text:style-name="P10"><text:span text:style-name="T6">--list-m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3" xml:id="id7" draw:id="id7" draw:layer="layout" svg:width="3.302cm" svg:height="0.635cm" svg:x="4.81cm" svg:y="8.112cm">
          <draw:glue-point draw:id="9" svg:x="-1.651cm" svg:y="0.17cm" draw:align="center"/>
          <draw:glue-point draw:id="10" svg:x="-5.03cm" svg:y="-2.031cm"/>
          <text:p text:style-name="P12"><text:span text:style-name="T7">--syntax-m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4" xml:id="id19" draw:id="id19" draw:layer="layout" draw:line-skew="-0.153cm" svg:x1="3.586cm" svg:y1="7.985cm" svg:x2="4.81cm" svg:y2="7.16cm" draw:start-shape="id1" draw:start-glue-point="7" draw:end-shape="id2" draw:end-glue-point="5" svg:d="M3586 7985h462v-825h762" svg:viewBox="0 0 1225 826">
          <text:p/>
        </draw:connector>
        <draw:connector draw:style-name="gr5" draw:text-style-name="P14" draw:layer="layout" draw:line-skew="-0.153cm" svg:x1="3.586cm" svg:y1="7.985cm" svg:x2="4.81cm" svg:y2="6.525cm" draw:start-shape="id1" draw:start-glue-point="7" draw:end-shape="id3" draw:end-glue-point="5" svg:d="M3586 7985h462v-1460h762" svg:viewBox="0 0 1225 1461">
          <text:p/>
        </draw:connector>
        <draw:connector draw:style-name="gr5" draw:text-style-name="P14" draw:layer="layout" draw:line-skew="-0.153cm" svg:x1="3.586cm" svg:y1="6.461cm" svg:x2="4.811cm" svg:y2="7.605cm" draw:start-shape="id4" draw:start-glue-point="7" draw:end-shape="id5" draw:end-glue-point="9" svg:d="M3586 6461h462v1144h763" svg:viewBox="0 0 1226 1145">
          <text:p/>
        </draw:connector>
        <draw:connector draw:style-name="gr5" draw:text-style-name="P14" draw:layer="layout" draw:line-skew="-0.001cm" svg:x1="3.586cm" svg:y1="9.636cm" svg:x2="4.81cm" svg:y2="8.599cm" draw:start-shape="id6" draw:start-glue-point="7" draw:end-shape="id7" draw:end-glue-point="9" svg:d="M3586 9636h614v-1037h610" svg:viewBox="0 0 1225 1038">
          <text:p/>
        </draw:connector>
        <draw:connector draw:style-name="gr6" draw:text-style-name="P14" draw:layer="layout" svg:x1="8.112cm" svg:y1="5.89cm" svg:x2="12.801cm" svg:y2="4.945cm" draw:start-shape="id8" draw:start-glue-point="7" draw:end-shape="id9" draw:end-glue-point="8" svg:d="M8112 5890h4689v-945" svg:viewBox="0 0 4690 946">
          <text:p/>
        </draw:connector>
        <draw:connector draw:style-name="gr7" draw:text-style-name="P14" draw:layer="layout" svg:x1="8.112cm" svg:y1="6.525cm" svg:x2="12.994cm" svg:y2="4.945cm" draw:start-shape="id3" draw:start-glue-point="7" draw:end-shape="id9" draw:end-glue-point="6" svg:d="M8112 6525h4882v-1580" svg:viewBox="0 0 4883 1581">
          <text:p/>
        </draw:connector>
        <draw:connector draw:style-name="gr8" draw:text-style-name="P14" draw:layer="layout" draw:line-skew="2.365cm" svg:x1="8.112cm" svg:y1="6.97cm" svg:x2="13.562cm" svg:y2="7.614cm" draw:start-shape="id2" draw:start-glue-point="8" draw:end-shape="id10" draw:end-glue-point="5" svg:d="M8112 6970h5088v644h362" svg:viewBox="0 0 5451 645">
          <text:p/>
        </draw:connector>
        <draw:connector draw:style-name="gr9" draw:text-style-name="P14" draw:layer="layout" draw:line-skew="0.611cm" svg:x1="8.112cm" svg:y1="7.795cm" svg:x2="11.67cm" svg:y2="10.608cm" draw:start-shape="id5" draw:start-glue-point="7" draw:end-shape="id11" draw:end-glue-point="7" svg:d="M8112 7795h4688v2813h-1130" svg:viewBox="0 0 4689 2814">
          <text:p/>
        </draw:connector>
        <draw:connector draw:style-name="gr10" draw:text-style-name="P14" draw:layer="layout" draw:line-skew="0.001cm" svg:x1="7.061cm" svg:y1="10.117cm" svg:x2="8.612cm" svg:y2="10.117cm" draw:start-shape="id12" draw:start-glue-point="4" draw:end-shape="id13" draw:end-glue-point="4" svg:d="M7061 10117v-517h1551v517" svg:viewBox="0 0 1552 518">
          <text:p/>
        </draw:connector>
        <draw:connector draw:style-name="gr10" draw:text-style-name="P14" draw:layer="layout" draw:line-skew="3.974cm 0.17cm" svg:x1="8.112cm" svg:y1="8.43cm" svg:x2="7.061cm" svg:y2="10.117cm" draw:start-shape="id7" draw:start-glue-point="7" draw:end-shape="id12" draw:end-glue-point="4" svg:d="M8112 8430h4488v1170h-5539v517" svg:viewBox="0 0 5540 1688">
          <text:p/>
        </draw:connector>
        <draw:connector draw:style-name="gr10" draw:text-style-name="P14" draw:layer="layout" draw:line-skew="0.001cm" svg:x1="7.061cm" svg:y1="10.117cm" svg:x2="5.31cm" svg:y2="10.117cm" draw:start-shape="id12" draw:start-glue-point="4" draw:end-shape="id14" draw:end-glue-point="4" svg:d="M7061 10117v-517h-1751v517" svg:viewBox="0 0 1752 518">
          <text:p/>
        </draw:connector>
        <draw:connector draw:style-name="gr5" draw:text-style-name="P14" draw:layer="layout" draw:line-skew="0cm -1.508cm -0.23cm" svg:x1="7.061cm" svg:y1="11.287cm" svg:x2="6.461cm" svg:y2="8.747cm" draw:start-shape="id12" draw:start-glue-point="6" draw:end-shape="id7" draw:end-glue-point="6" svg:d="M7061 11287v619h-2661v-2706h2061v-453" svg:viewBox="0 0 2662 3160">
          <text:p/>
        </draw:connector>
        <draw:connector draw:style-name="gr11" draw:text-style-name="P14" draw:layer="layout" svg:x1="8.612cm" svg:y1="11.287cm" svg:x2="5.31cm" svg:y2="11.287cm" draw:start-shape="id13" draw:start-glue-point="6" draw:end-shape="id14" draw:end-glue-point="6" svg:d="M8612 11287v619h-3302v-619" svg:viewBox="0 0 3303 620">
          <text:p/>
        </draw:connector>
        <draw:custom-shape draw:style-name="gr4" draw:text-style-name="P3" draw:layer="layout" svg:width="2.032cm" svg:height="0.889cm" svg:x="17.9cm" svg:y="7.5cm">
          <text:p text:style-name="P1"><text:span text:style-name="T2">emitter</text:span></text:p>
          <text:p text:style-name="P1"><text:span text:style-name="T2">C_Sourc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14" draw:layer="layout" svg:x1="8.62cm" svg:y1="5.572cm" svg:x2="8.616cm" svg:y2="4.9cm" draw:start-shape="id15" draw:start-glue-point="4" draw:end-shape="id16" draw:end-glue-point="6" svg:d="M8620 5572v-621h-4v-51" svg:viewBox="0 0 5 673">
          <text:p/>
        </draw:connector>
        <draw:connector draw:style-name="gr5" draw:text-style-name="P14" draw:layer="layout" draw:line-skew="-0.001cm" svg:x1="3.586cm" svg:y1="9.636cm" svg:x2="4.811cm" svg:y2="7.984cm" draw:start-shape="id6" draw:start-glue-point="7" draw:end-shape="id5" draw:end-glue-point="8" svg:d="M3586 9636h614v-1652h611" svg:viewBox="0 0 1226 1653">
          <text:p/>
        </draw:connector>
        <draw:custom-shape draw:style-name="gr2" draw:text-style-name="P15" xml:id="id17" draw:id="id17" draw:layer="layout" svg:width="1.27cm" svg:height="2.794cm" svg:x="13.546cm" svg:y="8.828cm">
          <text:p text:style-name="P1"><text:span text:style-name="T8">*.gtmp</text:span></text:p>
          <text:p text:style-name="P1"><text:span text:style-name="T8">*.dtmp</text:span></text:p>
          <text:p text:style-name="P1"><text:span text:style-name="T8">*.lfn</text:span></text:p>
          <text:p text:style-name="P1"><text:span text:style-name="T8">*.html</text:span></text:p>
          <text:p text:style-name="P1"><text:span text:style-name="T8">*.ext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8" draw:text-style-name="P14" draw:layer="layout" draw:line-skew="2.173cm" svg:x1="8.112cm" svg:y1="7.349cm" svg:x2="13.546cm" svg:y2="10.225cm" draw:start-shape="id2" draw:start-glue-point="9" draw:end-shape="id17" draw:end-glue-point="5" svg:d="M8112 7349h4888v2876h546" svg:viewBox="0 0 5435 2877">
          <text:p/>
        </draw:connector>
        <draw:custom-shape draw:style-name="gr13" draw:text-style-name="P3" draw:layer="layout" svg:width="4.826cm" svg:height="1.778cm" svg:x="4.548cm" svg:y="9.86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1.915cm" svg:height="0.673cm" draw:transform="rotate (1.5707963267949) translate (9.261cm 11.937cm)">
          <draw:text-box>
            <text:p text:style-name="P1"><text:span text:style-name="T2">Doxygen</text:span></text:p>
          </draw:text-box>
        </draw:frame>
        <draw:frame draw:style-name="gr15" draw:text-style-name="P14" draw:layer="layout" svg:width="2.566cm" svg:height="0.673cm" draw:transform="rotate (1.5707963267949) translate (14.816cm 8.02cm)">
          <draw:text-box>
            <text:p text:style-name="P1"><text:span text:style-name="T2">C back-end</text:span></text:p>
          </draw:text-box>
        </draw:frame>
        <draw:frame draw:style-name="gr15" draw:text-style-name="P14" draw:layer="layout" svg:width="1.931cm" svg:height="1.071cm" draw:transform="rotate (1.5707963267949) translate (13.812cm 5.426cm)">
          <draw:text-box>
            <text:p text:style-name="P1"><text:span text:style-name="T2">Doxygen</text:span></text:p>
            <text:p text:style-name="P1"><text:span text:style-name="T2">Geany</text:span></text:p>
          </draw:text-box>
        </draw:frame>
        <draw:frame draw:style-name="gr15" draw:text-style-name="P14" draw:layer="layout" svg:width="3.074cm" svg:height="0.673cm" draw:transform="rotate (1.5707963267949) translate (1.601cm 8.747cm)">
          <draw:text-box>
            <text:p text:style-name="P1"><text:span text:style-name="T2">FB source input</text:span></text:p>
          </draw:text-box>
        </draw:frame>
        <draw:custom-shape draw:style-name="gr13" draw:text-style-name="P3" draw:layer="layout" svg:width="1.651cm" svg:height="3.048cm" svg:x="13.292cm" svg:y="5.3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651cm" svg:height="3.048cm" svg:x="2.143cm" svg:y="5.699cm">
          <text:p/>
          <draw:enhanced-geometry svg:viewBox="0 0 21600 21600" draw:type="rectangle" draw:enhanced-path="M 0 0 L 21600 0 21600 21600 0 21600 0 0 Z N"/>
        </draw:custom-shape>
        <draw:connector draw:style-name="gr8" draw:text-style-name="P14" draw:layer="layout" draw:line-skew="2.373cm" svg:x1="8.112cm" svg:y1="6.97cm" svg:x2="13.546cm" svg:y2="6.115cm" draw:start-shape="id2" draw:start-glue-point="8" draw:end-shape="id18" draw:end-glue-point="5" svg:d="M8112 6970h5088v-855h346" svg:viewBox="0 0 5435 856">
          <text:p/>
        </draw:connector>
        <draw:connector draw:style-name="gr5" draw:text-style-name="P14" draw:layer="layout" draw:line-skew="1.678cm 1.127cm" svg:x1="4.048cm" svg:y1="7.572cm" svg:x2="4.81cm" svg:y2="8.301cm" draw:start-shape="id19" draw:start-glue-point="0" draw:end-shape="id7" draw:end-glue-point="10" svg:d="M4048 7572v728h152v1h610" svg:viewBox="0 0 763 730">
          <text:p/>
        </draw:connector>
        <draw:custom-shape draw:style-name="gr4" draw:text-style-name="P3" draw:layer="layout" svg:width="4.013cm" svg:height="0.366cm" svg:x="16.668cm" svg:y="3.8cm">
          <text:p text:style-name="P1"><text:span text:style-name="T2">GtkDocTemplates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4" draw:text-style-name="P3" draw:layer="layout" svg:width="4.013cm" svg:height="0.366cm" svg:x="16.668cm" svg:y="4.167cm">
          <text:p text:style-name="P1"><text:span text:style-name="T2">DoxyTemplates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4" draw:text-style-name="P3" draw:layer="layout" svg:width="4.013cm" svg:height="0.366cm" svg:x="16.668cm" svg:y="4.534cm">
          <text:p text:style-name="P1"><text:span text:style-name="T2">C_Source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4" draw:text-style-name="P3" draw:layer="layout" svg:width="4.013cm" svg:height="0.366cm" svg:x="16.668cm" svg:y="4.9cm">
          <text:p text:style-name="P1"><text:span text:style-name="T2">FunctionNames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4" draw:text-style-name="P3" draw:layer="layout" svg:width="4.013cm" svg:height="0.366cm" svg:x="16.668cm" svg:y="5.267cm">
          <text:p text:style-name="P1"><text:span text:style-name="T2">SyntaxHighLighting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4" draw:text-style-name="P3" draw:layer="layout" svg:width="4.013cm" svg:height="0.366cm" svg:x="16.668cm" svg:y="5.634cm">
          <text:p text:style-name="P1"><text:span text:style-name="T2">plugin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frame draw:style-name="gr16" draw:text-style-name="P14" draw:layer="layout" svg:width="1.7cm" svg:height="0.673cm" draw:transform="rotate (1.5707963267949) translate (14.817cm 11cm)">
          <draw:text-box>
            <text:p text:style-name="P16"><text:span text:style-name="T2">special</text:span></text:p>
          </draw:text-box>
        </draw:frame>
        <draw:frame draw:style-name="gr16" draw:text-style-name="P14" draw:layer="layout" svg:width="4.1cm" svg:height="1.071cm" draw:transform="rotate (1.5707963267949) translate (11.6cm 11.9cm)">
          <draw:text-box>
            <text:p text:style-name="P1"><text:span text:style-name="T2">C_Source</text:span></text:p>
            <text:p text:style-name="P1"><text:span text:style-name="T2">emitter</text:span></text:p>
          </draw:text-box>
        </draw:frame>
        <draw:custom-shape draw:style-name="gr17" draw:text-style-name="P3" draw:layer="layout" svg:width="1.651cm" svg:height="2.92cm" svg:x="8.492cm" svg:y="5.7cm">
          <text:p text:style-name="P3">parser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651cm" svg:height="2.92cm" svg:x="10.492cm" svg:y="5.7cm">
          <text:p text:style-name="P3">emitter</text:p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1.3cm" svg:height="0.673cm" draw:transform="rotate (1.5707963267949) translate (9.518cm 4.9cm)">
          <draw:text-box>
            <text:p text:style-name="P16"><text:span text:style-name="T2">User</text:span></text:p>
          </draw:text-box>
        </draw:frame>
        <draw:connector draw:style-name="gr5" draw:text-style-name="P14" draw:layer="layout" draw:line-skew="0.009cm" svg:x1="3.767cm" svg:y1="4.81cm" svg:x2="4.81cm" svg:y2="5.89cm" draw:start-shape="id20" draw:start-glue-point="7" draw:end-shape="id8" draw:end-glue-point="5" svg:d="M3767 4810h533v1080h510" svg:viewBox="0 0 1044 10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rial2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image-width="0cm" draw:fill-image-height="0cm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3cm" draw:marker-end="Arrow" draw:marker-end-width="0.3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16:51:32</meta:creation-date>
    <dc:date>2015-10-10T20:01:28.608762334</dc:date>
    <meta:editing-duration>PT4H1M12S</meta:editing-duration>
    <meta:editing-cycles>41</meta:editing-cycles>
    <meta:generator>LibreOffice/4.2.8.2$Linux_X86_64 LibreOffice_project/420m0$Build-2</meta:generator>
    <meta:document-statistic meta:object-count="57"/>
  </office:meta>
</office:document-meta>
</file>